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638a" officeooo:paragraph-rsid="0016638a"/>
    </style:style>
    <style:style style:name="P2" style:family="paragraph" style:parent-style-name="Standard">
      <style:text-properties fo:font-weight="bold" officeooo:rsid="0016638a" officeooo:paragraph-rsid="0016638a" style:font-weight-asian="bold" style:font-weight-complex="bold"/>
    </style:style>
    <style:style style:name="P3" style:family="paragraph" style:parent-style-name="Standard">
      <style:text-properties fo:font-weight="bold" officeooo:rsid="00179c57" officeooo:paragraph-rsid="00179c57" style:font-weight-asian="bold" style:font-weight-complex="bold"/>
    </style:style>
    <style:style style:name="P4" style:family="paragraph" style:parent-style-name="Standard">
      <style:text-properties fo:font-weight="normal" officeooo:rsid="0016638a" officeooo:paragraph-rsid="0016638a" style:font-weight-asian="normal" style:font-weight-complex="normal"/>
    </style:style>
    <style:style style:name="P5" style:family="paragraph" style:parent-style-name="Standard">
      <style:text-properties fo:font-weight="normal" officeooo:rsid="0016638a" officeooo:paragraph-rsid="00171a7c" style:font-weight-asian="normal" style:font-weight-complex="normal"/>
    </style:style>
    <style:style style:name="P6" style:family="paragraph" style:parent-style-name="Standard">
      <style:text-properties fo:font-weight="normal" officeooo:rsid="00171a7c" officeooo:paragraph-rsid="00171a7c" style:font-weight-asian="normal" style:font-weight-complex="normal"/>
    </style:style>
    <style:style style:name="P7" style:family="paragraph" style:parent-style-name="Standard">
      <style:text-properties fo:font-weight="normal" officeooo:rsid="00179c57" officeooo:paragraph-rsid="00179c57" style:font-weight-asian="normal" style:font-weight-complex="normal"/>
    </style:style>
    <style:style style:name="P8" style:family="paragraph" style:parent-style-name="Standard">
      <style:text-properties fo:font-weight="normal" officeooo:rsid="0017c9a8" officeooo:paragraph-rsid="0017c9a8" style:font-weight-asian="normal" style:font-weight-complex="normal"/>
    </style:style>
    <style:style style:name="P9" style:family="paragraph" style:parent-style-name="Standard">
      <style:text-properties fo:font-weight="normal" officeooo:rsid="0017ea70" officeooo:paragraph-rsid="0017ea70" style:font-weight-asian="normal" style:font-weight-complex="normal"/>
    </style:style>
    <style:style style:name="P10" style:family="paragraph" style:parent-style-name="Standard">
      <style:text-properties officeooo:rsid="00171a7c" officeooo:paragraph-rsid="00171a7c"/>
    </style:style>
    <style:style style:name="T1" style:family="text">
      <style:text-properties officeooo:rsid="00171a7c"/>
    </style:style>
    <style:style style:name="T2" style:family="text">
      <style:text-properties officeooo:rsid="00179c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on Reestablecer Contraseña</text:p>
      <text:p text:style-name="P1"/>
      <text:p text:style-name="P1">1 Validar el campo cedula y colocar formato y ejemplo </text:p>
      <text:p text:style-name="P1"/>
      <text:p text:style-name="P1">2 validar si la cedula se encuentra registrada en la base de datos como usuario activo</text:p>
      <text:p text:style-name="P10">3 al enviar el correo de reestablecer contraseña tiene que salir la siguiente informacion</text:p>
      <text:p text:style-name="P10">estimado nombre apellido y cedula del usuario</text:p>
      <text:p text:style-name="P10">para modificar la contraseña de tu cuenta en el sistema de fiscalizacion solo tienes que hacer click en el <text:s text:c="2"/>enlace que aparece a continuacion que te dirigirá <text:s/>hacia una pagina web <text:s/>en la que puedes establecer una contraseña nueva</text:p>
      <text:p text:style-name="P1"/>
      <text:p text:style-name="P2">Gestion login del Sistema</text:p>
      <text:p text:style-name="P4">1 Validar con jquery validation usuario y contraseña </text:p>
      <text:p text:style-name="P4">2 quitar el mensaje de alerta en ingles</text:p>
      <text:p text:style-name="P4">3 colocar en color rojo el mensaje de error al ingreso del sistema y cambiar el texto a usuario o 4 contraseña incorrecta</text:p>
      <text:p text:style-name="P4">5 cambiar el titulo de cambiar contraeña a reestablecer contraseña</text:p>
      <text:p text:style-name="P4"/>
      <text:p text:style-name="P2">Gestion <text:s/><text:span text:style-name="T2">registro </text:span>de Denuncias</text:p>
      <text:p text:style-name="P2"/>
      <text:p text:style-name="P4">1 telefono de habitacion no aparecen los codigos </text:p>
      <text:p text:style-name="P4">2 falta el ejemplo en telefono de habitacion y telefono movil</text:p>
      <text:p text:style-name="P4">3 en el mensaje de datos del apoderado si se coloca la cedula en blanco colocar el mensaje el campo cedula del apoderado no puede ser vacio</text:p>
      <text:p text:style-name="P4">4 Quitar el * en nombre del apoderado y apellido del apoderado</text:p>
      <text:p text:style-name="P4">5 colocar el color del alerta de consignar documentos del mismo color </text:p>
      <text:p text:style-name="P4">6 Trabajar con los botones estandar </text:p>
      <text:p text:style-name="P4">7 en otras empresas validar el rif con formato y colocar el ejemplo</text:p>
      <text:p text:style-name="P5">8 en el boton consultar empresas acomodar los colores de los botones asi como los colores de la pantalla que sea semejante a <text:span text:style-name="T1">esta </text:span><text:a xlink:type="simple" xlink:href="http://desarrollofiscalizacion.ivss.int/App/mod_denuncias/quejas.php" text:style-name="Internet_20_link" text:visited-style-name="Visited_20_Internet_20_Link"><text:span text:style-name="T1">http://desarrollofiscalizacion.ivss.int/App/mod_denuncias/quejas.php</text:span></text:a><text:span text:style-name="T1">#</text:span></text:p>
      <text:p text:style-name="P6">9 Cambiar el mensaje a no se encontraron empresas asociadas al trabajador en vez de no se encontraron <text:s/>resultados en registrar denuncia</text:p>
      <text:p text:style-name="P6">10 acomodar el tamaño de letra para que sea acorde en las ventanas modales empresas donde a trabajado el ciudadano</text:p>
      <text:p text:style-name="P6">11 <text:s/><text:span text:style-name="T2">al historial de empleo cambiarlo a consultar de nuevo</text:span></text:p>
      <text:p text:style-name="P6"/>
      <text:p text:style-name="P3">Gestionar consulta de denuncia</text:p>
      <text:p text:style-name="P7"/>
      <text:p text:style-name="P7">1 Manejar el mismo tipo de letra de consignar denuncias en el panel</text:p>
      <text:p text:style-name="P7">2 en consulta de la denuncia los datos de la denuncia va de primero </text:p>
      <text:p text:style-name="P7">3 el boton imprimir me sale el cierre de denuncia esta malo ya que no se cierra denuncia desde ahi</text:p>
      <text:p text:style-name="P7">4 se mostrara los archivos adjuntos de la denuncia con la opcion de poder observarlo</text:p>
      <text:p text:style-name="P7">5 falta estatus y responsible de la denuncia y si fue asignada a otra direccion que aparesca la direccion y la fecha solamente a las asignadas para las cerradas que aparesca <text:s/>fecha de cierre</text:p>
      <text:p text:style-name="P7">6 colocar el boton subir</text:p>
      <text:p text:style-name="P7"><text:soft-page-break/>7 quitar el fondo gris de el datatable</text:p>
      <text:p text:style-name="P7"/>
      <text:p text:style-name="P3">gestion procesar denuncia</text:p>
      <text:p text:style-name="P7">1 que aparezca los archivoas que se adjunto de la denuncia </text:p>
      <text:p text:style-name="P7"/>
      <text:p text:style-name="P3">Gestionar asignacion de denuncias</text:p>
      <text:p text:style-name="P7">1 estandarizar validaciones del lado del cliente con div </text:p>
      <text:p text:style-name="P7">2 estgandarizar el diseño a gris en el fondo</text:p>
      <text:p text:style-name="P7"/>
      <text:p text:style-name="P3">Gestion de reportes</text:p>
      <text:p text:style-name="P7">Acomodar el fondo a blanco</text:p>
      <text:p text:style-name="P7">colocar la palabra fecha para en el filtro de fecha</text:p>
      <text:p text:style-name="P7">trabajar con los mismos botones del sistemas estandarizar</text:p>
      <text:p text:style-name="P8">trabajar con el datapiker estandarizado el mismo para todos</text:p>
      <text:p text:style-name="P8"/>
      <text:p text:style-name="P9">gestion de registro quejas o reclamos</text:p>
      <text:p text:style-name="P9">1 manejar el mismo standar de los telefono codigo un select campo con lo numero colocar formato de ejemplo </text:p>
      <text:p text:style-name="P9">2 validaciones de correo inadecuada ajustarlo <text:s/>esta con alert implementar todo con jquery validation </text:p>
      <text:p text:style-name="P9">3 ekl telefono de la empresa colocar el formato adecuado</text:p>
      <text:p text:style-name="P9">4 en documentos a consignar colocarlos con dividirá</text:p>
      <text:p text:style-name="P9">5 no registra quejas</text:p>
      <text:p text:style-name="P9">6 falla el consulta quejas editar quejas</text:p>
      <text:p text:style-name="P9">gestionar documentos no tiene estilo adecuado</text:p>
      <text:p text:style-name="P9"/>
      <text:p text:style-name="P9">gestionar estatus no tiene el estilo adecuado </text:p>
      <text:p text:style-name="P9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2"/>
      <text:p text:style-name="P2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5-08-21T12:31:24.634282120</meta:creation-date>
    <dc:date>2015-08-21T13:40:07.220936231</dc:date>
    <dc:creator>usuario </dc:creator>
    <meta:editing-duration>PT15M20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50" meta:word-count="577" meta:character-count="3390" meta:non-whitespace-character-count="2843"/>
  </office:meta>
</office:document-meta>
</file>